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sto MT"/>
    </style:style>
    <style:style style:name="P2" style:family="paragraph" style:parent-style-name="Standard">
      <style:paragraph-properties fo:text-align="center" style:justify-single-word="false"/>
      <style:text-properties style:font-name="Calisto MT"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Calisto MT"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c Ramis Díez <text:s text:c="106"/>08/10/2021</text:p>
      <text:p text:style-name="P1"/>
      <text:p text:style-name="P2">Ejercicio 1 </text:p>
      <text:p text:style-name="P2"/>
      <text:p text:style-name="P3">En la escena Entregable 1 el Game Object que cumple los requisitos lo he llamado “Player”:</text:p>
      <text:p text:style-name="P3"><text:s/></text:p>
      <text:p text:style-name="P3">Debe contener mínimo 1 esfera → son los Game Objects llamados “base” y en el grupo “cabina”</text:p>
      <text:p text:style-name="P3"/>
      <text:p text:style-name="P3"><text:s/>Debe contener mínimo 2 cilindros a los que se les haya aplicado un cambio de escala. Ambos cilindros deben tener una escala diferente a (1, 1, 1) → los Game Objects llamados como “parte_trasera_motor” y “junta”. Los cuales se les aplico una escala de (0.84721,1,0.668973) y (0.8504298,0.03429953,0.7246514), respectivamente. </text:p>
      <text:p text:style-name="P3"><text:s/></text:p>
      <text:p text:style-name="P3"><text:s/>Debe contener mínimo 1 cubo al que se le haya modificado la rotación. Su rotación debe ser diferente a (0, 0, 0) → <text:s/>se trata de los GO(Game Objects) parenteados a “parte_trsera_motor”</text:p>
      <text:p text:style-name="P3">(les puse varias rotaciónes a cada 1 para formar el efecto de puntas de fuego)</text:p>
      <text:p text:style-name="P3"><text:s/></text:p>
      <text:p text:style-name="P3">Debe contener mínimo 1 píldora (Capsule) → hay 4; llamadas “parte_delantera_motor”</text:p>
      <text:p text:style-name="P3"><text:s/></text:p>
      <text:p text:style-name="P3">Crea un prefab a partir del Game Object Player del paso anterior. </text:p>
      <text:p text:style-name="P3">๏ Crea como mínimo 3 materiales que satisfagan: </text:p>
      <text:p text:style-name="P3">• Uno de ellos debe tener asociado una textura → <text:s/>los objetos llamados “vidrio”, “fuego”-”fuego13”.<text:line-break/></text:p>
      <text:p text:style-name="P3">• Uno de ellos debe tener un tinte diferente a blanco en la opción Albedo → odos los objetos poseen uno( se especifican en la carpeta materiales)</text:p>
      <text:p text:style-name="P3">• Uno de ellos debe ser transparente → el GO llamado “vidrio”</text:p>
      <text:p text:style-name="P3"/>
      <text:p text:style-name="P3">Deberás añadir un Game Object más y crear como mínimo 2 nuevos materiales para que visiblemente sea diferente. El prefab variant debe tener como nombre Enemy. → añadí 2 GO más, llamados “parte_atras” y “parte_morro”, los nuevos materiales se llaman “cuerpo_mat” y “detalles_mat”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8T14:20:43.75</meta:creation-date>
    <meta:document-statistic meta:table-count="0" meta:image-count="0" meta:object-count="0" meta:page-count="1" meta:paragraph-count="18" meta:word-count="262" meta:character-count="1697"/>
    <dc:date>2021-10-08T14:43:41.02</dc:date>
    <meta:editing-duration>PT7M7S</meta:editing-duration>
    <meta:editing-cycles>1</meta:editing-cycles>
    <meta:generator>OpenOffice/4.1.10$Win32 OpenOffice.org_project/4110m2$Build-9807</meta:generator>
  </office:meta>
</office:document-meta>
</file>